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rsid="001efbd0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3pt" officeooo:rsid="001efbd0" style:font-size-asian="13pt" style:font-size-complex="13pt"/>
    </style:style>
    <style:style style:name="P7" style:family="paragraph" style:parent-style-name="exemple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 fo:padding="0.049cm" fo:border="0.06pt solid #000000" style:shadow="#808080 0.18cm 0.18cm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Times New Roman" fo:font-size="14pt" fo:font-weight="bold" officeooo:paragraph-rsid="0020e0c6" style:font-size-asian="14pt" style:font-weight-asian="bold" style:font-size-complex="14pt" style:font-weight-complex="bold"/>
    </style:style>
    <style:style style:name="P12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  <style:text-properties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Standard" style:list-style-name="L1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Standard" style:list-style-name="L1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paragraph-rsid="001efbd0" style:font-size-asian="12pt" style:font-size-complex="12pt"/>
    </style:style>
    <style:style style:name="P15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Standard" style:list-style-name="L3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style:font-size-asian="12pt" style:font-size-complex="12pt"/>
    </style:style>
    <style:style style:name="P17" style:family="paragraph" style:parent-style-name="Standard" style:list-style-name="L3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rsid="001efbd0" style:font-size-asian="12pt" style:font-size-complex="12pt"/>
    </style:style>
    <style:style style:name="P18" style:family="paragraph" style:parent-style-name="Standard" style:list-style-name="L4">
      <style:paragraph-properties fo:margin-left="0cm" fo:margin-right="0cm" fo:text-indent="0cm" style:auto-text-indent="false"/>
      <style:text-properties style:font-name="Times New Roman" fo:font-size="12pt" officeooo:rsid="00161c06" officeooo:paragraph-rsid="00161c06" style:font-size-asian="12pt" style:font-size-complex="12pt"/>
    </style:style>
    <style:style style:name="P19" style:family="paragraph" style:parent-style-name="Standard" style:list-style-name="L4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20" style:family="paragraph" style:parent-style-name="Standard" style:list-style-name="L5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21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22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23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style:text-underline-style="solid" style:text-underline-width="auto" style:text-underline-color="font-color" officeooo:rsid="0024023c" officeooo:paragraph-rsid="0024023c" style:font-size-asian="12pt" style:font-size-complex="12pt"/>
    </style:style>
    <style:style style:name="P24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Times New Roman" fo:font-size="14pt" style:font-size-asian="14pt" style:font-size-complex="14pt"/>
    </style:style>
    <style:style style:name="P25" style:family="paragraph" style:parent-style-name="question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style:font-size-asian="12pt" style:font-size-complex="12pt"/>
    </style:style>
    <style:style style:name="P26" style:family="paragraph" style:parent-style-name="question">
      <style:paragraph-properties fo:margin-left="0cm" fo:margin-right="0cm" fo:text-indent="0cm" style:auto-text-indent="false" fo:padding="0.049cm" fo:border="0.06pt solid #000000" style:shadow="none">
        <style:tab-stops/>
      </style:paragraph-properties>
      <style:text-properties style:font-name="Times New Roman" fo:font-size="12pt" style:font-size-asian="12pt" style:font-size-complex="12pt"/>
    </style:style>
    <style:style style:name="P27" style:family="paragraph" style:parent-style-name="question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28" style:family="paragraph" style:parent-style-name="question">
      <style:paragraph-properties fo:margin-left="0cm" fo:margin-right="0cm" fo:text-indent="0cm" style:auto-text-indent="false"/>
      <style:text-properties style:font-name="Times New Roman" fo:font-size="12pt" officeooo:rsid="0012ab17" officeooo:paragraph-rsid="0012ab17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3982" style:font-weight-asian="bold" style:font-weight-complex="bold"/>
    </style:style>
    <style:style style:name="T3" style:family="text">
      <style:text-properties fo:font-weight="bold" officeooo:rsid="001ce6c3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73982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9a4e4" style:font-style-asian="italic" style:font-weight-asian="bold" style:font-style-complex="italic" style:font-weight-complex="bold"/>
    </style:style>
    <style:style style:name="T7" style:family="text">
      <style:text-properties officeooo:rsid="000fa8d7"/>
    </style:style>
    <style:style style:name="T8" style:family="text">
      <style:text-properties officeooo:rsid="0011fda6"/>
    </style:style>
    <style:style style:name="T9" style:family="text">
      <style:text-properties officeooo:rsid="00173982"/>
    </style:style>
    <style:style style:name="T10" style:family="text">
      <style:text-properties officeooo:rsid="0017de05"/>
    </style:style>
    <style:style style:name="T11" style:family="text">
      <style:text-properties officeooo:rsid="0019a4e4"/>
    </style:style>
    <style:style style:name="T12" style:family="text">
      <style:text-properties officeooo:rsid="001b67a1"/>
    </style:style>
    <style:style style:name="T13" style:family="text">
      <style:text-properties officeooo:rsid="001efbd0"/>
    </style:style>
    <style:style style:name="T14" style:family="text">
      <style:text-properties officeooo:rsid="0013c6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24" text:outline-level="4"><text:tab/><text:tab/>S<text:span text:style-name="T9">NIR</text:span> 1</text:h>
          </table:table-cell>
        </table:table-row>
        <table:table-row table:style-name="Tableau1.2">
          <table:table-cell table:style-name="Tableau1.A2" office:value-type="string">
            <text:p text:style-name="P11">Algorithmique</text:p>
            <text:p text:style-name="P11"><text:span text:style-name="T7">Pointeurs, s</text:span>tructures et énumération</text:p>
          </table:table-cell>
        </table:table-row>
        <table:table-row table:style-name="Tableau1.2">
          <table:table-cell table:style-name="Tableau1.A2" office:value-type="string">
            <text:p text:style-name="P10">~ Travaux pratiques les <text:span text:style-name="T8">pointeurs et </text:span>structures</text:p>
          </table:table-cell>
        </table:table-row>
      </table:table>
      <text:p text:style-name="P12">Gestionnaire</text:p>
      <text:h text:style-name="P21" text:outline-level="1">Mise en situation</text:h>
      <text:p text:style-name="P2"/>
      <text:p text:style-name="P2">La personne en charge du complexe sportif souhaite pouvoir gérer les fiches des adhérents.</text:p>
      <text:p text:style-name="P2">Il pourra ajouter, supprimer, modifier ou voir une fiche adhérent.</text:p>
      <text:p text:style-name="P2">Il pourra également supprimer ou voir l'ensemble des fiches.</text:p>
      <text:p text:style-name="P2"/>
      <text:h text:style-name="P21" text:outline-level="1">Fonctionnement de l'application</text:h>
      <text:p text:style-name="P4"/>
      <text:p text:style-name="P4">Les différentes fonctionnalités seront proposées sous forme de menu.</text:p>
      <text:p text:style-name="P4">Si aucune fiche n'est présente, seuls les choix «Ajouter» et «Quitter» devront apparaître.</text:p>
      <text:p text:style-name="P3"/>
      <text:h text:style-name="P21" text:outline-level="1">Mise en <text:span text:style-name="T13">œuvre</text:span></text:h>
      <text:p text:style-name="P6"/>
      <text:h text:style-name="P22" text:outline-level="2">Énum<text:span text:style-name="T7">é</text:span>ration des activités possibles</text:h>
      <text:p text:style-name="P4"/>
      <text:p text:style-name="P4">Le complexe sportif propose une liste exhaustive d'activités qui sont:</text:p>
      <text:list xml:id="list1666684855" text:style-name="L1">
        <text:list-item>
          <text:p text:style-name="P13">natation</text:p>
        </text:list-item>
        <text:list-item>
          <text:p text:style-name="P13">basketball</text:p>
        </text:list-item>
        <text:list-item>
          <text:p text:style-name="P13">handball</text:p>
        </text:list-item>
        <text:list-item>
          <text:p text:style-name="P13">squash</text:p>
        </text:list-item>
        <text:list-item>
          <text:p text:style-name="P14">tennis</text:p>
          <text:p text:style-name="P14"/>
        </text:list-item>
      </text:list>
      <text:list xml:id="list3391513965" text:style-name="Numbering_20_1">
        <text:list-item>
          <text:p text:style-name="P25"><text:s/>Proposez un type énumération nommé sport<text:span text:style-name="T10">s</text:span>, pour lister l'ensemble des activités.</text:p>
        </text:list-item>
      </text:list>
      <text:p text:style-name="P4"/>
      <text:h text:style-name="P22" text:outline-level="2">Structure <text:span text:style-name="T13">adhérent</text:span></text:h>
      <text:p text:style-name="P5"/>
      <text:p text:style-name="P4">Un adhérent est caractérisé par:</text:p>
      <text:list xml:id="list2344124677" text:style-name="L2">
        <text:list-item>
          <text:p text:style-name="P15">son nom</text:p>
        </text:list-item>
        <text:list-item>
          <text:p text:style-name="P15">son prénom</text:p>
        </text:list-item>
        <text:list-item>
          <text:p text:style-name="P15">sa date de naissance</text:p>
        </text:list-item>
        <text:list-item>
          <text:p text:style-name="P15">le nombre d'activités</text:p>
        </text:list-item>
        <text:list-item>
          <text:p text:style-name="P15">un tableau des activités possibles (5 au total dans notre cas) de type enum sport</text:p>
        </text:list-item>
        <text:list-item>
          <text:p text:style-name="P15">un numéro de carte (un entier)</text:p>
        </text:list-item>
      </text:list>
      <text:p text:style-name="P4"/>
      <text:p text:style-name="P4">La date de naissance sera de type <text:span text:style-name="T10">typeD</text:span>ate.</text:p>
      <text:p text:style-name="P4">Le type <text:span text:style-name="T10">typeD</text:span>ate (a définir) est composé de trois champs de type entier:</text:p>
      <text:list xml:id="list1346887595" text:style-name="L3">
        <text:list-item>
          <text:p text:style-name="P16">jour</text:p>
        </text:list-item>
        <text:list-item>
          <text:p text:style-name="P16">mois </text:p>
        </text:list-item>
        <text:list-item>
          <text:p text:style-name="P17">année</text:p>
          <text:p text:style-name="P17"/>
        </text:list-item>
      </text:list>
      <text:list xml:id="list165056309429503" text:continue-list="list3391513965" text:style-name="Numbering_20_1">
        <text:list-item>
          <text:p text:style-name="P25"><text:soft-page-break/><text:s/>Définissez les types <text:span text:style-name="T10">typeD</text:span>ate et <text:span text:style-name="T10">typeA</text:span>dherent.</text:p>
        </text:list-item>
      </text:list>
      <text:h text:style-name="P23" text:outline-level="2" text:is-list-header="true"/>
      <text:h text:style-name="P22" text:outline-level="2">Menu</text:h>
      <text:p text:style-name="P4"/>
      <text:p text:style-name="P4">Le menu des choix se présente de deux façons :</text:p>
      <text:p text:style-name="P4"/>
      <text:p text:style-name="P7">A : Ajouter une fiche adhérent</text:p>
      <text:p text:style-name="P7">Q : Quitter</text:p>
      <text:p text:style-name="P4"/>
      <text:p text:style-name="P4">ou, s'il y a déjà des adhérents:</text:p>
      <text:p text:style-name="P4"/>
      <text:p text:style-name="P7">A : Ajouter une fiche adhérent</text:p>
      <text:p text:style-name="P7">S : Supprimer une fiche</text:p>
      <text:p text:style-name="P7">M : Modifier une fiche</text:p>
      <text:p text:style-name="P7">V : Voir le contenu d'une fiche</text:p>
      <text:p text:style-name="P7">L : Voir le contenu de l'ensemble des fiches</text:p>
      <text:p text:style-name="P7">E : Supprimer toutes les fiches</text:p>
      <text:p text:style-name="P7">Q : Quitter</text:p>
      <text:p text:style-name="P4"/>
      <text:p text:style-name="P4"/>
      <text:list xml:id="list165055486721257" text:continue-numbering="true" text:style-name="Numbering_20_1">
        <text:list-item>
          <text:p text:style-name="P25"><text:s/>Codez une fonction <text:span text:style-name="T1">affiche</text:span><text:span text:style-name="T3">r</text:span><text:span text:style-name="T1">Menu</text:span> qui réponde au besoin</text:p>
        </text:list-item>
      </text:list>
      <text:p text:style-name="P4"/>
      <text:h text:style-name="P22" text:outline-level="2">Fonctionnalités</text:h>
      <text:p text:style-name="P4"/>
      <text:list xml:id="list165055138499196" text:continue-numbering="true" text:style-name="Numbering_20_1">
        <text:list-item>
          <text:p text:style-name="P25"><text:span text:style-name="T13"><text:s/>Écrivez</text:span> une fonction <text:span text:style-name="T1">affiche</text:span><text:span text:style-name="T2">r</text:span><text:span text:style-name="T1">Date</text:span> qui prend en paramètres une date (de type <text:span text:style-name="T11">typeD</text:span>ate) et affiche celle-ci sous la forme JJ/MM/AAAA</text:p>
        </text:list-item>
      </text:list>
      <text:p text:style-name="P4"/>
      <text:list xml:id="list165055175615478" text:continue-numbering="true" text:style-name="Numbering_20_1">
        <text:list-item>
          <text:p text:style-name="P25"><text:span text:style-name="T13"><text:s/>Écrivez</text:span> une fonction <text:span text:style-name="T1">affiche</text:span><text:span text:style-name="T2">r</text:span><text:span text:style-name="T1">Activite</text:span> qui prend en paramètre un enum sport et affiche le sport correspondant.</text:p>
        </text:list-item>
      </text:list>
      <text:p text:style-name="P4"/>
      <text:list xml:id="list165055886699721" text:continue-numbering="true" text:style-name="Numbering_20_1">
        <text:list-item>
          <text:p text:style-name="P25"><text:s/>Codez la fonction ayant pour prototype <text:span text:style-name="T4">void affiche</text:span><text:span text:style-name="T5">r</text:span><text:span text:style-name="T4">UnAdherent(</text:span><text:span text:style-name="T6">typeA</text:span><text:span text:style-name="T4">dherent *ad)</text:span> qui affiche les informations relatives à l'adhérent passé en paramètre.</text:p>
        </text:list-item>
      </text:list>
      <text:p text:style-name="P4"/>
      <text:list xml:id="list165056129630728" text:continue-numbering="true" text:style-name="Numbering_20_1">
        <text:list-item>
          <text:p text:style-name="P25"><text:s/>Codez <text:s/>la fonction ayant pour prototype <text:bookmark-start text:name="__DdeLink__7970_1577962473"/><text:span text:style-name="T6">typeA</text:span><text:span text:style-name="T4">dherent *creer</text:span><text:span text:style-name="T5">Un</text:span><text:span text:style-name="T4">Adherent()</text:span><text:bookmark-end text:name="__DdeLink__7970_1577962473"/> qui va demander les informations relatives à un adhérent et mettre à jour la structure (allouée dynamiquement) correspondante avant de retourner l'adresse de cette dernière.</text:p>
        </text:list-item>
      </text:list>
      <text:p text:style-name="P4"><text:s/></text:p>
      <text:p text:style-name="P4">Le complexe doit pouvoir gérer jusqu'à 5000 adhérents.</text:p>
      <text:p text:style-name="P4"/>
      <text:p text:style-name="P4">Afin de ne pas surcharger la mémoire, nous utiliserons un tableau de pointeurs de type <text:span text:style-name="T13">adhérent</text:span> plutôt qu'un tableau de type <text:span text:style-name="T13">adhérent.</text:span></text:p>
      <text:p text:style-name="P4"/>
      <text:list xml:id="list165055436471129" text:continue-numbering="true" text:style-name="Numbering_20_1">
        <text:list-item>
          <text:p text:style-name="P25"><text:s/>Pour justifier ce choix, donnez la taille en mémoire d'un tableau de pointeur de type <text:span text:style-name="T12">typeA</text:span>dherent et celle d'un tableau de type <text:span text:style-name="T12">typeA</text:span>dherent, chacun ayant 5000 entrées.</text:p>
        </text:list-item>
      </text:list>
      <text:p text:style-name="P4"/>
      <text:list xml:id="list165056097479607" text:continue-numbering="true" text:style-name="Numbering_20_1">
        <text:list-item>
          <text:p text:style-name="P25"><text:s/>Déclarez le tableau de pointeurs.</text:p>
        </text:list-item>
      </text:list>
      <text:p text:style-name="P4"/>
      <text:p text:style-name="P4"><text:soft-page-break/>Pour savoir combien d'adhérents sont actuellement dans le tableau, nous utiliserons une variable <text:span text:style-name="T1">compteurAdherent</text:span> de type entier.</text:p>
      <text:p text:style-name="P4"/>
      <text:list xml:id="list165055341952890" text:continue-numbering="true" text:style-name="Numbering_20_1">
        <text:list-item>
          <text:p text:style-name="P25"><text:s/>Déclarez et initialisez cette variable.</text:p>
        </text:list-item>
        <text:list-item>
          <text:p text:style-name="P26">Codez les fonctions suivantes :</text:p>
        </text:list-item>
      </text:list>
      <text:p text:style-name="P8"><text:bookmark-start text:name="__DdeLink__348_555885874"/>void affiche<text:span text:style-name="T9">rLes</text:span>Adherent<text:span text:style-name="T14">s</text:span>(<text:span text:style-name="T11">typeA</text:span>dherent *ad[],int nb)<text:bookmark-end text:name="__DdeLink__348_555885874"/> : Affiche l'ensemble des fiches des adhérents (de la fiche 0 à la fiche nb-1)</text:p>
      <text:list xml:id="list900715305" text:style-name="L4">
        <text:list-item>
          <text:p text:style-name="P18">tab est le tableau de pointeur de type adherent.</text:p>
        </text:list-item>
        <text:list-item>
          <text:p text:style-name="P18">nb est le nombre d'adhérents actuellement dans le tableau.</text:p>
        </text:list-item>
      </text:list>
      <text:p text:style-name="P8"/>
      <text:p text:style-name="P8"><text:bookmark-start text:name="__DdeLink__360_555885874"/>int ajoute<text:span text:style-name="T9">rUn</text:span>Adherent(<text:span text:style-name="T11">typeA</text:span>dherent *tab[], int nb)<text:bookmark-end text:name="__DdeLink__360_555885874"/><text:tab/>: Ajoute un adhérent à l'indice nb et retourne l'indice du prochain adhérent ( → nb+1 )</text:p>
      <text:p text:style-name="P8"/>
      <text:list xml:id="list165056151757686" text:continue-numbering="true" text:style-name="L4">
        <text:list-item>
          <text:p text:style-name="P19">tab est le tableau de pointeur de type adherent.</text:p>
        </text:list-item>
        <text:list-item>
          <text:p text:style-name="P19">nb est le nombre d'adhérents actuellement dans le tableau.</text:p>
        </text:list-item>
      </text:list>
      <text:p text:style-name="P8"/>
      <text:list xml:id="list165055029441893" text:continue-list="list165055341952890" text:style-name="Numbering_20_1">
        <text:list-item>
          <text:p text:style-name="P27">Codez la fonction <text:bookmark-start text:name="__DdeLink__372_555885874"/><text:span text:style-name="T4">int supprimerUnAdherent(</text:span><text:span text:style-name="T6">typeA</text:span><text:span text:style-name="T4">dherent *tab[],int nro,int nb) </text:span><text:bookmark-end text:name="__DdeLink__372_555885874"/>telle que:</text:p>
        </text:list-item>
      </text:list>
      <text:p text:style-name="P8"/>
      <text:list xml:id="list2265173668" text:style-name="L5">
        <text:list-item>
          <text:p text:style-name="P20">tab est le tableau des adhérents.</text:p>
        </text:list-item>
        <text:list-item>
          <text:p text:style-name="P20">nro est le numéro de l'adhérent dont la fiche doit être supprimée.</text:p>
        </text:list-item>
        <text:list-item>
          <text:p text:style-name="P20">nb est le nombre d'adhérents actuellement dans le tableau.</text:p>
        </text:list-item>
      </text:list>
      <text:p text:style-name="P8"/>
      <text:p text:style-name="P8">La fonction <text:span text:style-name="T4">supprimerUnAdherent</text:span> doit:</text:p>
      <text:p text:style-name="P9">rechercher l'indice correspondant au numéro de l'adhérent à supprimer</text:p>
      <text:p text:style-name="P9"/>
      <text:p text:style-name="P9">si le numéro d'adhérent a été trouvé</text:p>
      <text:p text:style-name="P9">alors</text:p>
      <text:p text:style-name="P9"><text:tab/>supprimer la fiche</text:p>
      <text:p text:style-name="P9"><text:tab/>décaler tous les adhérents à partir de l'indice de l'adhérent supprimé</text:p>
      <text:p text:style-name="P9">finsi</text:p>
      <text:p text:style-name="P9"/>
      <text:p text:style-name="P9">retourner le nouveau nombre d'adhérents ( → nb-1 )</text:p>
      <text:p text:style-name="P8"/>
      <text:p text:style-name="P8"/>
      <text:list xml:id="list165056940955843" text:continue-list="list165055029441893" text:style-name="Numbering_20_1">
        <text:list-item>
          <text:p text:style-name="P27">Codez une fonction permettant de supprimer toutes les fiches.</text:p>
        </text:list-item>
      </text:list>
      <text:p text:style-name="P8"/>
      <text:p text:style-name="P8"/>
      <text:list xml:id="list165055506776912" text:continue-numbering="true" text:style-name="Numbering_20_1">
        <text:list-item>
          <text:p text:style-name="P27">Codez une fonction permettant de modifier le contenu d'une fiche</text:p>
        </text:list-item>
      </text:list>
      <text:p text:style-name="P8"/>
      <text:list xml:id="list165056383183681" text:continue-numbering="true" text:style-name="Numbering_20_1">
        <text:list-item>
          <text:p text:style-name="P28">Proposez une solution pour que le nombre d'adhérents ne soit limité que par les capacités de la machi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margin-left="2cm" fo:margin-right="0cm" fo:text-indent="0cm" style:auto-text-indent="false" fo:background-color="#e6e6ff" fo:padding="0.049cm" fo:border="0.06pt solid #000000" style:shadow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3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Travaux Dirigés       -       Algorithmique n°5 </dc:title>
    <meta:initial-creator>Jean Guillet</meta:initial-creator>
    <meta:creation-date>2009-09-22T07:10:24</meta:creation-date>
    <dc:date>2019-12-17T16:50:54.888472359</dc:date>
    <dc:language>en-US</dc:language>
    <meta:editing-cycles>55</meta:editing-cycles>
    <meta:editing-duration>PT21H9M40S</meta:editing-duration>
    <meta:document-statistic meta:table-count="1" meta:image-count="0" meta:object-count="0" meta:page-count="3" meta:paragraph-count="85" meta:word-count="674" meta:character-count="4110" meta:non-whitespace-character-count="3546"/>
    <meta:user-defined meta:name="Info 1"/>
    <meta:user-defined meta:name="Info 2"/>
    <meta:user-defined meta:name="Info 3"/>
    <meta:user-defined meta:name="Info 4"/>
  </office:meta>
</office:document-meta>
</file>